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style:text-underline-style="none" fo:font-weight="normal" officeooo:rsid="002be051" officeooo:paragraph-rsid="004bd6cc" style:font-weight-asian="normal" style:font-weight-complex="normal"/>
    </style:style>
    <style:style style:name="P11" style:family="paragraph" style:parent-style-name="Standard">
      <style:text-properties style:text-underline-style="none" fo:font-weight="normal" officeooo:rsid="004bd6cc" officeooo:paragraph-rsid="004bd6cc" style:font-weight-asian="normal" style:font-weight-complex="normal"/>
    </style:style>
    <style:style style:name="P12"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6"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7"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8" style:family="paragraph" style:parent-style-name="Standard">
      <style:text-properties fo:font-size="14pt" style:text-underline-style="solid" style:text-underline-width="auto" style:text-underline-color="font-color" fo:font-weight="normal" officeooo:rsid="004a3fa1" officeooo:paragraph-rsid="004a3fa1" style:font-size-asian="14pt" style:font-weight-asian="normal" style:font-size-complex="14pt" style:font-weight-complex="normal"/>
    </style:style>
    <style:style style:name="P19" style:family="paragraph" style:parent-style-name="Standard">
      <style:text-properties fo:font-size="14pt" style:text-underline-style="solid" style:text-underline-width="auto" style:text-underline-color="font-color" fo:font-weight="normal" officeooo:rsid="0054f270" officeooo:paragraph-rsid="0054f270" style:font-size-asian="14pt" style:font-weight-asian="normal" style:font-size-complex="14pt" style:font-weight-complex="normal"/>
    </style:style>
    <style:style style:name="P20"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24" style:family="paragraph" style:parent-style-name="Standard">
      <style:text-properties officeooo:paragraph-rsid="003bbd42"/>
    </style:style>
    <style:style style:name="P25" style:family="paragraph" style:parent-style-name="Standard">
      <style:text-properties officeooo:rsid="003eccc9" officeooo:paragraph-rsid="003eccc9"/>
    </style:style>
    <style:style style:name="P26" style:family="paragraph" style:parent-style-name="Standard">
      <style:text-properties officeooo:rsid="00405e26" officeooo:paragraph-rsid="00405e26"/>
    </style:style>
    <style:style style:name="P27" style:family="paragraph" style:parent-style-name="Standard" style:list-style-name="L1"/>
    <style:style style:name="P28" style:family="paragraph" style:parent-style-name="Standard" style:list-style-name="L1">
      <style:text-properties officeooo:rsid="004bd6cc" officeooo:paragraph-rsid="004f4d41"/>
    </style:style>
    <style:style style:name="P29" style:family="paragraph" style:parent-style-name="Standard" style:list-style-name="L2">
      <style:text-properties style:text-underline-style="none" fo:font-weight="normal" officeooo:rsid="00180f51" officeooo:paragraph-rsid="00186214" style:font-weight-asian="normal" style:font-weight-complex="normal"/>
    </style:style>
    <style:style style:name="P30" style:family="paragraph" style:parent-style-name="Standard" style:list-style-name="L2">
      <style:text-properties style:text-underline-style="none" fo:font-weight="normal" officeooo:rsid="002f237f" officeooo:paragraph-rsid="002f237f" style:font-weight-asian="normal" style:font-weight-complex="normal"/>
    </style:style>
    <style:style style:name="P31" style:family="paragraph" style:parent-style-name="Standard" style:list-style-name="L3">
      <style:text-properties style:text-underline-style="none" fo:font-weight="normal" officeooo:rsid="00256ee5" officeooo:paragraph-rsid="002a250b" style:font-weight-asian="normal" style:font-weight-complex="normal"/>
    </style:style>
    <style:style style:name="P32" style:family="paragraph" style:parent-style-name="Standard" style:list-style-name="L3">
      <style:text-properties style:text-underline-style="none" fo:font-weight="normal" officeooo:rsid="00256ee5" officeooo:paragraph-rsid="00256ee5" style:font-weight-asian="normal" style:font-weight-complex="normal"/>
    </style:style>
    <style:style style:name="P33" style:family="paragraph" style:parent-style-name="Standard" style:list-style-name="L3">
      <style:text-properties style:text-underline-style="none" fo:font-weight="normal" officeooo:rsid="00258981" officeooo:paragraph-rsid="00258981" style:font-weight-asian="normal" style:font-weight-complex="normal"/>
    </style:style>
    <style:style style:name="P34" style:family="paragraph" style:parent-style-name="Standard" style:list-style-name="L3">
      <style:text-properties style:text-underline-style="none" fo:font-weight="normal" officeooo:rsid="002bfaf5" officeooo:paragraph-rsid="002bfaf5" style:font-weight-asian="normal" style:font-weight-complex="normal"/>
    </style:style>
    <style:style style:name="P35" style:family="paragraph" style:parent-style-name="Standard" style:list-style-name="L3">
      <style:text-properties style:text-underline-style="none" fo:font-weight="normal" officeooo:rsid="00293103" officeooo:paragraph-rsid="00293103" style:font-weight-asian="normal" style:font-weight-complex="normal"/>
    </style:style>
    <style:style style:name="P36" style:family="paragraph" style:parent-style-name="Standard" style:list-style-name="L2">
      <style:text-properties style:text-underline-style="solid" style:text-underline-width="auto" style:text-underline-color="font-color" fo:font-weight="normal" officeooo:rsid="00180f51" officeooo:paragraph-rsid="00186214" style:font-weight-asian="normal" style:font-weight-complex="normal"/>
    </style:style>
    <style:style style:name="P37" style:family="paragraph" style:parent-style-name="Standard" style:list-style-name="L4"/>
    <style:style style:name="P38" style:family="paragraph" style:parent-style-name="Standard" style:list-style-name="L4">
      <style:text-properties fo:font-size="12pt" style:text-underline-style="none" fo:font-weight="normal" officeooo:rsid="003a3f4e" officeooo:paragraph-rsid="003ac19b" style:font-size-asian="10.5pt" style:font-weight-asian="normal" style:font-size-complex="12pt" style:font-weight-complex="normal"/>
    </style:style>
    <style:style style:name="P39" style:family="paragraph" style:parent-style-name="Standard" style:list-style-name="L5">
      <style:text-properties officeooo:rsid="0054ecb1" officeooo:paragraph-rsid="0054f270"/>
    </style:style>
    <style:style style:name="P40" style:family="paragraph" style:parent-style-name="Standard">
      <style:text-properties officeooo:paragraph-rsid="0054ecb1"/>
    </style:style>
    <style:style style:name="P41" style:family="paragraph" style:parent-style-name="Standard">
      <style:text-properties officeooo:paragraph-rsid="005a84fc"/>
    </style:style>
    <style:style style:name="P42" style:family="paragraph" style:parent-style-name="Standard" style:list-style-name="L6">
      <style:text-properties officeooo:rsid="005bd9d6" officeooo:paragraph-rsid="005bd9d6"/>
    </style:style>
    <style:style style:name="P43" style:family="paragraph" style:parent-style-name="Standard" style:list-style-name="L6">
      <style:text-properties officeooo:rsid="005bd9d6" officeooo:paragraph-rsid="005d369a"/>
    </style:style>
    <style:style style:name="P44" style:family="paragraph" style:parent-style-name="Standard">
      <style:text-properties officeooo:rsid="005f0493" officeooo:paragraph-rsid="005f0493"/>
    </style:style>
    <style:style style:name="P45" style:family="paragraph" style:parent-style-name="Standard">
      <style:text-properties officeooo:rsid="00607fb8" officeooo:paragraph-rsid="00607fb8"/>
    </style:style>
    <style:style style:name="P46" style:family="paragraph" style:list-style-name="L5"/>
    <style:style style:name="P47" style:family="paragraph" style:parent-style-name="Text_20_body" style:list-style-name="L11"/>
    <style:style style:name="P48" style:family="paragraph" style:parent-style-name="Text_20_body" style:list-style-name="L14"/>
    <style:style style:name="P49" style:family="paragraph" style:parent-style-name="Text_20_body">
      <style:text-properties officeooo:rsid="00611fa3" officeooo:paragraph-rsid="00611fa3"/>
    </style:style>
    <style:style style:name="P50" style:family="paragraph" style:parent-style-name="Text_20_body" style:list-style-name="L18"/>
    <style:style style:name="P51" style:family="paragraph" style:list-style-name="L9"/>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bbd42"/>
    </style:style>
    <style:style style:name="T17" style:family="text">
      <style:text-properties officeooo:rsid="003bc10d"/>
    </style:style>
    <style:style style:name="T18" style:family="text">
      <style:text-properties officeooo:rsid="003de68f"/>
    </style:style>
    <style:style style:name="T19" style:family="text">
      <style:text-properties officeooo:rsid="003ee3d4"/>
    </style:style>
    <style:style style:name="T20" style:family="text">
      <style:text-properties fo:font-size="12pt" style:text-underline-style="none" fo:font-weight="normal" officeooo:rsid="003553df" style:font-size-asian="10.5pt" style:font-weight-asian="normal" style:font-size-complex="12pt" style:font-weight-complex="normal"/>
    </style:style>
    <style:style style:name="T21" style:family="text">
      <style:text-properties fo:font-size="12pt" style:text-underline-style="none" fo:font-weight="normal" officeooo:rsid="003567b9" style:font-size-asian="10.5pt" style:font-weight-asian="normal" style:font-size-complex="12pt" style:font-weight-complex="normal"/>
    </style:style>
    <style:style style:name="T22" style:family="text">
      <style:text-properties officeooo:rsid="00423283"/>
    </style:style>
    <style:style style:name="T23" style:family="text">
      <style:text-properties officeooo:rsid="0043fdbf"/>
    </style:style>
    <style:style style:name="T24" style:family="text">
      <style:text-properties officeooo:rsid="0044df05"/>
    </style:style>
    <style:style style:name="T25" style:family="text">
      <style:text-properties officeooo:rsid="004a3fa1"/>
    </style:style>
    <style:style style:name="T26" style:family="text">
      <style:text-properties officeooo:rsid="004bd6cc"/>
    </style:style>
    <style:style style:name="T27" style:family="text">
      <style:text-properties officeooo:rsid="004d5e2b"/>
    </style:style>
    <style:style style:name="T28" style:family="text">
      <style:text-properties officeooo:rsid="0050132f"/>
    </style:style>
    <style:style style:name="T2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0" style:family="text">
      <style:text-properties fo:font-size="14pt" style:text-underline-style="solid" style:text-underline-width="auto" style:text-underline-color="font-color" fo:font-weight="normal" officeooo:rsid="005a84fc" style:font-size-asian="14pt" style:font-weight-asian="normal" style:font-size-complex="14pt" style:font-weight-complex="normal"/>
    </style:style>
    <style:style style:name="T31" style:family="text">
      <style:text-properties officeooo:rsid="005b46e6"/>
    </style:style>
    <style:style style:name="T32" style:family="text">
      <style:text-properties officeooo:rsid="005d369a"/>
    </style:style>
    <style:style style:name="T33"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34"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style>
    <style:style style:name="T35" style:family="text">
      <style:text-properties fo:font-variant="normal" fo:text-transform="none" fo:color="#252525" style:font-name="sans-serif" fo:font-size="10.5pt" fo:letter-spacing="normal" fo:font-style="normal" fo:font-weight="normal"/>
    </style:style>
    <style:style style:name="T36" style:family="text">
      <style:text-properties fo:font-variant="normal" fo:text-transform="none" fo:color="#252525" style:font-name="sans-serif" fo:font-size="10.5pt" fo:letter-spacing="normal" fo:font-style="normal" fo:font-weight="bold"/>
    </style:style>
    <style:style style:name="T37" style:family="text">
      <style:text-properties fo:font-variant="normal" fo:text-transform="none" fo:color="#252525" fo:letter-spacing="normal"/>
    </style:style>
    <style:style style:name="T38" style:family="text">
      <style:text-properties fo:font-variant="normal" fo:text-transform="none" fo:color="#222222" style:font-name="Helvetica Neue" fo:font-size="11.25pt" fo:letter-spacing="normal" fo:font-style="normal" fo:font-weight="normal" officeooo:rsid="00634865"/>
    </style:style>
    <style:style style:name="T39" style:family="text">
      <style:text-properties officeooo:rsid="006348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8">Breve resumen:</text:p>
      <text:list xml:id="list7216094344626046946" text:style-name="L1">
        <text:list-item>
          <text:p text:style-name="P27"><text:span text:style-name="T26">Almacenamiento</text:span> <text:span text:style-name="T25">de un DW: en general los datos de un DW, se puede almacenar en una base de datos</text:span> relacional o multidimensional.</text:p>
        </text:list-item>
        <text:list-item>
          <text:p text:style-name="P28">Acceso a los datos y herramientas de recuperación: estas son las herramientas utilizadas por los usuarios finales del DW para acceder, dar formato y difundir datos en forma de informes, resultados de la consulta, tablas y gráficos.</text:p>
        </text:list-item>
        <text:list-item>
          <text:p text:style-name="P28">Modelo dimensional: el DM se utiliza para el diseño del DW, usando <text:span text:style-name="T27">la </text:span>tecnología de base de datos relacion<text:span text:style-name="T27">ales</text:span>. <text:span text:style-name="T28">Permite, a los usuarios, trabajar con vistas multidimensionales sin tener que utilizar una base de datos multidimensional (MDDB) . Aunque las BMD son útiles y tienen su lugar en la arquitectura de almacenamiento, tienen ciertas limitaciones.</text:span></text:p>
        </text:list-item>
      </text:list>
      <text:p text:style-name="P1"/>
      <text:p text:style-name="P14">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3">Características:</text:p>
      <text:list xml:id="list2228767415129178281" text:style-name="L2">
        <text:list-item>
          <text:p text:style-name="P29">Soporta cálculos complejos: Debe proveer de funciones complejas con el fin de poder satisfacer las peticiones que provengan de parte del usuario.</text:p>
        </text:list-item>
        <text:list-item>
          <text:p text:style-name="P30">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36"><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6">Reglas de Codd:</text:p>
      <text:list xml:id="list5864217564850932834" text:style-name="L3">
        <text:list-item>
          <text:p text:style-name="P31">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32">Manipulación intuitiva de los datos: Esta característica ya fue mencionada en la primer clase cuando se mencionó la separación entre los componentes de Back-End y los de Front-End. <text:soft-page-break/>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32">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33">Soporte de multi-usuario: La aplicación OLAP debe soportar accesos concurrentes, lo que conlleva mantener la integridad y la seguridad de la misma.</text:p>
        </text:list-item>
        <text:list-item>
          <text:p text:style-name="P33"><text:span text:style-name="T13">I</text:span>nfo<text:span text:style-name="T11">r</text:span>mación separada <text:span text:style-name="T10">del origen</text:span> de datos: <text:span text:style-name="T12">Esto</text:span> se relaciona mucho con lo que vimos en la primer clase ya que uno almacena toda la información que va a analizar en el DW, el cual está separado las fuentes de datos.</text:p>
        </text:list-item>
        <text:list-item>
          <text:p text:style-name="P34">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35">Rendimiento uniforme: Sin importar la cantidad de dimensiones ni el tamaño que tenga la base de datos, el rendimiento no debe verse afectado significativamente.</text:p>
        </text:list-item>
        <text:list-item>
          <text:p text:style-name="P35">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5">Jerarquías:</text:p>
      <text:p text:style-name="P20">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2">Agregaciones:</text:p>
      <text:p text:style-name="P11">El modelo dimensional, permite optimizar el rendimiento de las consulta mediante agregados.</text:p>
      <text:p text:style-name="P10">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7">Cubo:</text:p>
      <text:p text:style-name="P26">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22">estándar</text:span> de la máquina, como números de punto flotante o enteros de precisión doble. <text:span text:style-name="T24">Por ello, es conveniente distinguir las dimensiones de los hechos.</text:span></text:p>
      <text:p text:style-name="Text_20_body">En la construcción de cubos OLAP, las tablas de dimensiones son elementos que contienen atributos (o campos) que se utilizan para restringir y agrupar los datos almacenados en una tabla de hechos <text:soft-page-break/>cuando se realizan consultas sobre dicho datos en un <text:span text:style-name="T23">data warehouse </text:span>o data mart.</text:p>
      <text:p text:style-name="Text_20_body">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El camino hacia la comprensión de <text:span text:style-name="T19">los </text:span>hipercubos no pasa a través de la longitud, anchura y altura de un cubo físico. <text:span text:style-name="T20">El cubo es una metáfora visual. </text:span><text:span text:style-name="T21">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22">¿Cómo organizamos la información en pantalla?. </text:p>
      <text:p text:style-name="P22">Tratar de utilizar un cubo como base para una visualización de cuatro o más dimensiones puede ser muy complicado. Ahora, ¿qué ángulo tiene que ver con la relación entre las variables, las tiendas, tiempo, y productos? ¿Tiene algún sentido decir que las tiendas son perpendiculares a los productos o que los clientes son perpendiculares a tiempo? </text:p>
      <text:p text:style-name="P22">El uso del MTS, permite añadir <text:span text:style-name="T18">fácilmente</text:span> una cuarta dimensión al modelo. </text:p>
      <text:p text:style-name="P22">El MTS muestra el número de puntos de datos extraídos del evento y su organización lógica.</text:p>
      <text:p text:style-name="P22">Muestra más información estructural que un cubo, y puede mostrarnos un número arbitrario de dimensiones. Si desea una representación útil de los datos en forma numérica, es necesario utilizar algún tipo de visualización en forma de rejilla.</text:p>
      <text:p text:style-name="P21">Efectos de combinar dimensiones:</text:p>
      <text:list xml:id="list4300566687942310665" text:style-name="L4">
        <text:list-item>
          <text:p text:style-name="P37">Cambia la forma de los datos visibles. La longitud de una lista unidimensional es igual al producto de las longitudes de cada una de las dos dimensiones, en la estructura de dos dimensiones.</text:p>
        </text:list-item>
        <text:list-item>
          <text:p text:style-name="P38">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23">No se pierden datos mediante la combinación de las dimensiones.</text:p>
      <text:p text:style-name="P24">Observe cómo las múltiples dimensiones se combinan en las fila<text:span text:style-name="T16">s</text:span>, columna<text:span text:style-name="T16">s</text:span> y página<text:span text:style-name="T16">s</text:span> de la visualización de <text:span text:style-name="T16">en forma de</text:span> rejilla. <text:span text:style-name="T17">Esta</text:span> <text:span text:style-name="T16">visualización</text:span> <text:span text:style-name="T17">puede</text:span> trabajar con N dimensiones. <text:span text:style-name="T17">La llamamos, </text:span>visualización <text:span text:style-name="T17">en forma de</text:span> rejilla multidimensional.</text:p>
      <text:p text:style-name="P25">Vistas analíticas:</text:p>
      <text:p text:style-name="P25">Si bien no hay rejillas correctas o incorrectas, hay algunas reglas básicas que se deben tener en cuenta en el análisis de datos multidimensionales en forma de cuadrícula.</text:p>
      <text:p text:style-name="P25">En primer lugar, las anidación de dimensiones través de las filas y columnas consume muchos recursos de pantalla, en relación a poner dimensiones en las páginas de la pantalla.</text:p>
      <text:p text:style-name="P25">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text:p text:style-name="P25"/>
      <text:p text:style-name="P19">Observaciones:</text:p>
      <text:list xml:id="list2991391580515420179" text:style-name="L5">
        <text:list-item>
          <text:p><text:span text:style-name="T39">Podemos hacer operaciones OLAP en algo más que un almacén de datos, como un archivo plano. </text:span>Por ejemplo, <text:span text:style-name="T39">podemos hacer</text:span> operaciones OLAP con las tablas dinámicas de<text:span text:style-name="T39">l</text:span> Excel.</text:p>
        </text:list-item>
        <text:list-item>
          <text:p text:style-name="P39">Un servidor OLAP es un tipo de software para servidores que facilita las operaciones de OLAP, por ejemplo, con el almacenamiento en caché y la re-escritura de consultas. A menudo operaciones OLAP se expresan en MDX, y el servidor OLAP pueden traducir MDX en SQL para su base de datos.</text:p>
        </text:list-item>
      </text:list>
      <text:p text:style-name="P40"/>
      <text:p text:style-name="P45"><text:soft-page-break/><text:span text:style-name="T30">R</text:span><text:span text:style-name="T29">OLAP:</text:span></text:p>
      <text:p text:style-name="Standard">Ventajas:</text:p>
      <text:list xml:id="list4191741528251021482" text:style-name="L14">
        <text:list-item>
          <text:p text:style-name="P48">Hay disponible una gran variedad de herramientas de carga de datos para sistemas relacionales. Con todo esto se consigue que los tiempos de carga sean generalmente mucho menores que con las cargas MOLAP automatizadas.</text:p>
        </text:list-item>
        <text:list-item>
          <text:p text:style-name="P48">Los datos se almacenan en una base de datos relacional estándar que puede ser accedida por cualquier herramienta de generación de informes SQL (reporting).</text:p>
        </text:list-item>
      </text:list>
      <text:p text:style-name="P49">Desventajas:</text:p>
      <text:list xml:id="list3586259258547406117" text:style-name="L18">
        <text:list-item>
          <text:p text:style-name="P50">Muchos desarrolladores de modelos dimensionales ROLAP ignoran el paso de crear tablas agregadas. En este caso el rendimiento de una consulta se ve afectado porque entonces se necesita consultar las tablas con datos más detallados. Esto puede evitarse parcialmente añadiendo tablas agregadas adicionales, sin embargo no es práctico crear tablas agregadas para todas las combinaciones posibles de dimensiones/atributos.</text:p>
        </text:list-item>
        <text:list-item>
          <text:p text:style-name="P50">Los sistemas ROLAP se construyen sobre bases de datos de propósito general, por lo que hay algunas funcionalidades especiales propias de las herramientas MOLAP que no están disponibles en los sistemas ROLAP (tales como el indexado jerárquico especial). Sin embargo, las herramientas ROLAP modernas van supliendo estas carencias con las últimas mejoras en el lenguaje SQL tales como los operadores CUBE y ROLLUP, las vistas de cubo DB2, así como otras extensiones SQL OLAP. Estas mejoras SQL pueden mitigar las diferencias frente a las herramientas MOLAP.</text:p>
        </text:list-item>
        <text:list-item>
          <text:p text:style-name="P50">Dado que las herramientas ROLAP se basan en SQL para todos los cálculos, no son apropiadas cuando el modelo realiza muchos cómputos que no se traducen bien en SQL (por ejemplos: presupuestos, asignaciones, informes financieros y otros escenarios).</text:p>
        </text:list-item>
      </text:list>
      <text:p text:style-name="P44"><text:span text:style-name="T30"/></text:p>
      <text:p text:style-name="P44"><text:span text:style-name="T30">M</text:span><text:span text:style-name="T29">OLAP:</text:span></text:p>
      <text:p text:style-name="Standard">Ventajas:</text:p>
      <text:list xml:id="list3992538780629938341" text:style-name="L9">
        <text:list-item>
          <text:p><text:s/>Consultas rápidas debido a la optimización del rendimiento de almacenamiento, la indexación multidimensional y la memoria caché.</text:p>
        </text:list-item>
        <text:list-item>
          <text:p><text:s/>Ocupa menor tamaño en disco en comparación con los datos almacenados en base de datos relacional debido a técnicas de compresión.</text:p>
        </text:list-item>
        <text:list-item>
          <text:p><text:s/>Automatización del procesamiento de los datos agregados de mayor nivel.</text:p>
        </text:list-item>
        <text:list-item>
          <text:p><text:s/>Muy compacto para conjuntos de datos de pocas dimensiones.</text:p>
        </text:list-item>
      </text:list>
      <text:p text:style-name="P44">Desventajas:</text:p>
      <text:list xml:id="list7914190825961856179" text:style-name="L11">
        <text:list-item>
          <text:p text:style-name="P47">La etapa de procesamiento (carga de datos) puede ser bastante larga, sobre todo para grandes volúmenes de datos. Normalmente, esto se puede evitar con un procesamiento incremental, es decir, sólo el procesamiento de los datos que han cambiado (por lo general, los nuevos datos) en lugar de volver a procesar de todo el conjunto de datos.</text:p>
        </text:list-item>
        <text:list-item>
          <text:p text:style-name="P47">Las herramientas MOLAP tradicionalmente tienen dificultades para consultar con modelos con dimensiones muy altas</text:p>
        </text:list-item>
      </text:list>
      <text:p text:style-name="Text_20_body">El coste adicional de los procesos ETL para migrar datos a una herramienta MOLAP y el pobre rendimiento de consulta en los sistemas ROLAP ha generado que la mayoría de las herramientas comerciales OLAP usen un modelo HOLAP, el cual permite al diseñador del sistema decidir que porción de los datos serán almacenados en modo multidimensional (MOLAP) y que porción de los datos en modo relacional (ROLAP).</text:p>
      <text:p text:style-name="P44"/>
      <text:p text:style-name="P41"><text:soft-page-break/><text:span text:style-name="T30"/></text:p>
      <text:p text:style-name="P41"><text:span text:style-name="T30">MDDB vs RDB:</text:span></text:p>
      <text:list xml:id="list3079634666593431261" text:style-name="L6">
        <text:list-item>
          <text:p text:style-name="P42">A mediados de la década de 1990, 10 gigabytes de datos en un hipercubo ya presentan problemas, y el rendimiento de consulta resultaba inaceptable. Algunos productos multidimensionales hoy <text:span text:style-name="T32">en día</text:span> son capaces de manejar hasta 100 gigabytes de datos. A pesar de esta mejora, los grandes almacenes de datos <text:span text:style-name="T32">tienen mejores prestaciones en RDBs.</text:span> relacionales ejecutan contra de alto rendimiento y las bases de datos relacionales escalables.</text:p>
        </text:list-item>
        <text:list-item>
          <text:p text:style-name="P43">Volatilidad de los datos de origen: <text:span text:style-name="T31">en las MDDBs, el tiempo necesario para cargar y actualizar la estructura de datos multidimensional puede impedir a la empresa la carga de nuevos datos con la frecuencia desea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Helvetica Neue" svg:font-family="'Helvetica Neue', Helvetica, Arial, sans-serif"/>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21T18:21:55.011226423</dc:date>
    <meta:editing-duration>PT6H28M29S</meta:editing-duration>
    <meta:editing-cycles>67</meta:editing-cycles>
    <meta:generator>LibreOffice/4.1.3.2$Linux_X86_64 LibreOffice_project/410m0$Build-2</meta:generator>
    <meta:document-statistic meta:table-count="0" meta:image-count="0" meta:object-count="0" meta:page-count="5" meta:paragraph-count="70" meta:word-count="2348" meta:character-count="14618" meta:non-whitespace-character-count="12361"/>
  </office:meta>
</office:document-meta>
</file>